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779" officeooo:paragraph-rsid="00118779"/>
    </style:style>
    <style:style style:name="P2" style:family="paragraph" style:parent-style-name="Text_20_body">
      <style:text-properties officeooo:rsid="00118779" officeooo:paragraph-rsid="001187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tectors (Sensors)</text:h>
      <text:h text:style-name="Heading_20_3" text:outline-level="3">for electromagnetic radiation</text:h>
      <text:p text:style-name="P1"/>
      <text:p text:style-name="P1">CCD and CMOS discern technological detail, both relay on inner photoelectric effect, material as further technological detail may affect range in spectrum</text:p>
      <text:p text:style-name="P1"/>
      <text:p text:style-name="P1">Dimensionality: 2D (default), 1D = line sensor, 0D = photodiode, 0,5D = quadrant photodiode</text:p>
      <text:p text:style-name="P1"/>
      <text:p text:style-name="P1">photographic film, ImagePlate</text:p>
      <text:p text:style-name="P1"/>
      <text:h text:style-name="Heading_20_3" text:outline-level="3">for particles</text:h>
      <text:p text:style-name="P1">CR39 track detector, scintillator, ionization chamber, ICT, Faraday cup, diode (diamond detector), ImagePlate</text:p>
      <text:p text:style-name="P1"/>
      <text:p text:style-name="P1"/>
      <text:h text:style-name="Heading_20_1" text:outline-level="1">Devices</text:h>
      <text:p text:style-name="P2">Sensor with objective (also objective = none, e.g. near-field capture,...)</text:p>
      <text:p text:style-name="P2">Camera: Sensor with objective, performing an imaging task</text:p>
      <text:p text:style-name="P2">Focus diagnostic: Sensor with dedicated objective and motors</text:p>
      <text:p text:style-name="P2">Wavefront sensor: Sensor with specific mask, often with imaging</text:p>
      <text:p text:style-name="P2">Gated CCD / iCCD: Sensor imaging an MCP, which provides high gain and/or time-dependent gain; input depends on MCP sensor</text:p>
      <text:p text:style-name="P2">Streak Camera: Sensor imaging a streak tube, input to match phospho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5.6.2$Linux_X86_64 LibreOffice_project/50$Build-2</meta:generator>
    <meta:editing-cycles>0</meta:editing-cycles>
    <meta:editing-duration>P0D</meta:editing-duration>
    <meta:document-statistic meta:table-count="0" meta:image-count="0" meta:object-count="0" meta:page-count="1" meta:paragraph-count="14" meta:word-count="126" meta:character-count="894" meta:non-whitespace-character-count="782"/>
  </office:meta>
</office:document-meta>
</file>